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ff4000" draw:marker-start-width="0.252cm" draw:marker-end="Arrowheads_20_2" draw:marker-end-width="0.252cm" draw:fill="none" draw:textarea-vertical-align="middle" fo:padding-top="0.142cm" fo:padding-bottom="0.142cm" fo:padding-left="0.267cm" fo:padding-right="0.267cm" loext:decorative="false"/>
    </style:style>
    <style:style style:name="gr2" style:family="graphic" style:parent-style-name="standard" style:list-style-name="L1">
      <style:graphic-properties draw:stroke="none" draw:fill="none" fo:min-height="0.25cm" loext:decorative="false"/>
      <style:paragraph-properties style:writing-mode="lr-tb"/>
    </style:style>
    <style:style style:name="gr3" style:family="graphic" style:parent-style-name="objectwithoutfill">
      <style:graphic-properties svg:stroke-width="0.035cm" svg:stroke-color="#ff4000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draw:stroke="none" draw:fill-color="#729fcf" draw:textarea-horizontal-align="justify" draw:textarea-vertical-align="middle" draw:auto-grow-height="false" fo:min-height="1.75cm" fo:min-width="1.5cm" loext:decorative="false"/>
    </style:style>
    <style:style style:name="gr5" style:family="graphic" style:parent-style-name="standard">
      <style:graphic-properties draw:stroke="none" draw:fill-color="#ff8000" draw:textarea-horizontal-align="justify" draw:textarea-vertical-align="middle" draw:auto-grow-height="false" fo:min-height="1.75cm" fo:min-width="1.5cm" loext:decorative="false"/>
    </style:style>
    <style:style style:name="gr6" style:family="graphic" style:parent-style-name="standard">
      <style:graphic-properties draw:stroke="none" draw:fill="none" draw:fill-color="#ff8000" loext:fill-use-slide-background="false" draw:textarea-horizontal-align="justify" draw:textarea-vertical-align="middle" draw:auto-grow-height="false" fo:min-height="1.75cm" fo:min-width="1.5cm" loext:decorative="false"/>
    </style:style>
    <style:style style:name="gr7" style:family="graphic" style:parent-style-name="objectwithoutfill">
      <style:graphic-properties svg:stroke-width="0.035cm" svg:stroke-color="#ff8000" draw:marker-start-width="0.252cm" draw:marker-end="Arrowheads_20_2" draw:marker-end-width="0.252cm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standard">
      <style:graphic-properties draw:stroke="none" draw:fill-color="#ff8000" draw:textarea-horizontal-align="justify" draw:textarea-vertical-align="middle" draw:auto-grow-height="false" fo:min-height="1.75cm" fo:min-width="0.5cm" loext:decorative="false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2.448cm" fo:min-width="23.448cm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93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477cm" loext:decorative="false"/>
      <style:paragraph-properties style:writing-mode="lr-tb"/>
    </style:style>
    <style:style style:name="gr12" style:family="graphic" style:parent-style-name="objectwithoutfill">
      <style:graphic-properties svg:stroke-color="#000000" draw:marker-start="" draw:marker-end="" draw:fill="none" draw:textarea-vertical-align="middle" loext:decorative="false"/>
    </style:style>
    <style:style style:name="gr13" style:family="graphic" style:parent-style-name="objectwithoutfill">
      <style:graphic-properties svg:stroke-color="#000000" draw:marker-start="" draw:marker-end="Arrowheads_20_17" draw:fill="none" draw:textarea-vertical-align="middle" loext:decorative="false"/>
    </style:style>
    <style:style style:name="gr14" style:family="graphic" style:parent-style-name="standard" style:list-style-name="L1">
      <style:graphic-properties draw:stroke="none" draw:fill="none" fo:min-height="0.477cm" loext:decorative="false"/>
      <style:paragraph-properties style:writing-mode="lr-tb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fo:wrap-option="wrap" loext:decorative="false"/>
    </style:style>
    <style:style style:name="gr16" style:family="graphic" style:parent-style-name="standard">
      <style:graphic-properties draw:fill-color="#ff8000" draw:textarea-horizontal-align="justify" draw:textarea-vertical-align="middle" draw:auto-grow-height="false" fo:min-height="0.25cm" fo:min-width="0.5cm" loext:decorative="false"/>
    </style:style>
    <style:style style:name="gr17" style:family="graphic" style:parent-style-name="standard">
      <style:graphic-properties draw:fill-color="#729fcf" draw:textarea-horizontal-align="justify" draw:textarea-vertical-align="middle" draw:auto-grow-height="false" fo:min-height="0.25cm" fo:min-width="0.5cm" loext:decorative="false"/>
    </style:style>
    <style:style style:name="gr18" style:family="graphic" style:parent-style-name="standard">
      <style:graphic-properties draw:stroke="none" draw:fill="none" fo:min-height="0.239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0.25cm" loext:decorative="false"/>
      <style:paragraph-properties style:writing-mode="lr-tb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none" draw:fill-color="#ff4000" loext:fill-use-slide-background="false" draw:textarea-horizontal-align="justify" draw:textarea-vertical-align="middle" draw:auto-grow-height="false" fo:min-height="1.698cm" fo:min-width="1.448cm" fo:padding-top="0.151cm" fo:padding-bottom="0.151cm" fo:padding-left="0.276cm" fo:padding-right="0.276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208cm" loext:decorative="false"/>
      <style:paragraph-properties style:writing-mode="lr-tb"/>
    </style:style>
    <style:style style:name="gr22" style:family="graphic" style:parent-style-name="standard">
      <style:graphic-properties draw:fill-color="#ff4000" draw:textarea-horizontal-align="justify" draw:textarea-vertical-align="middle" draw:auto-grow-height="false" fo:min-height="0.25cm" fo:min-width="0.5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72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775cm" loext:decorative="false"/>
      <style:paragraph-properties style:writing-mode="lr-tb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solid" draw:fill-color="#729fcf" loext:fill-use-slide-background="false" draw:textarea-horizontal-align="justify" draw:textarea-vertical-align="middle" draw:auto-grow-height="false" fo:min-height="1.698cm" fo:min-width="1.448cm" fo:padding-top="0.151cm" fo:padding-bottom="0.151cm" fo:padding-left="0.276cm" fo:padding-right="0.276cm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32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27cm" loext:decorative="false"/>
      <style:paragraph-properties style:writing-mode="lr-tb"/>
    </style:style>
    <style:style style:name="gr28" style:family="graphic">
      <style:graphic-properties style:writing-mode="lr-tb" loext:decorative="false"/>
    </style:style>
    <style:style style:name="gr29" style:family="graphic" style:parent-style-name="standard">
      <style:graphic-properties draw:stroke="none" draw:fill="none" fo:min-height="0.715cm" loext:decorative="false"/>
      <style:paragraph-properties style:writing-mode="lr-tb"/>
    </style:style>
    <style:style style:name="gr30" style:family="graphic" style:parent-style-name="standard">
      <style:graphic-properties draw:stroke="none" draw:fill-color="#729fcf" draw:textarea-horizontal-align="justify" draw:textarea-vertical-align="middle" draw:auto-grow-height="false" fo:min-height="1.75cm" fo:min-width="0.5cm" loext:decorative="false"/>
    </style:style>
    <style:style style:name="gr31" style:family="graphic" style:parent-style-name="standard">
      <style:graphic-properties draw:stroke="none" draw:fill-color="#ff4000" draw:textarea-horizontal-align="justify" draw:textarea-vertical-align="middle" draw:auto-grow-height="false" fo:min-height="1.75cm" fo:min-width="0.5cm" loext:decorative="false"/>
    </style:style>
    <style:style style:name="gr32" style:family="graphic" style:parent-style-name="objectwithoutfill">
      <style:graphic-properties draw:stroke="dash" draw:stroke-dash="Long_20_Dash" svg:stroke-width="0.035cm" svg:stroke-color="#000000" draw:marker-start-width="0.252cm" draw:marker-end-width="0.252cm" svg:stroke-linecap="butt" draw:fill="none" draw:textarea-vertical-align="middle" fo:padding-top="0.142cm" fo:padding-bottom="0.142cm" fo:padding-left="0.267cm" fo:padding-right="0.267cm" loext:decorative="false"/>
    </style:style>
    <style:style style:name="gr33" style:family="graphic" style:parent-style-name="objectwithoutfill">
      <style:graphic-properties svg:stroke-color="#000000" draw:marker-start="" draw:marker-end="" draw:fill="none" draw:textarea-vertical-align="top" loext:decorative="false"/>
    </style:style>
    <style:style style:name="gr34" style:family="graphic" style:parent-style-name="objectwithoutfill">
      <style:graphic-properties svg:stroke-color="#000000" draw:marker-start="Arrowheads_20_17" draw:marker-end="" draw:fill="none" draw:textarea-vertical-align="middle" loext:decorative="false"/>
    </style:style>
    <style:style style:name="gr35" style:family="graphic" style:parent-style-name="standard" style:list-style-name="L1">
      <style:graphic-properties draw:stroke="none" draw:fill="none" fo:min-height="0.477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="none" fo:min-height="0.477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="none" fo:min-height="0.477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indent="0cm"/>
      <style:text-properties fo:color="#000000" loext:opacity="100%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-color="#ff8000"/>
      <style:paragraph-properties fo:text-align="center"/>
    </style:style>
    <style:style style:name="P6" style:family="paragraph">
      <loext:graphic-properties draw:fill="none" draw:fill-color="#ff8000"/>
      <style:paragraph-properties fo:text-align="center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font-size="8pt" fo:font-weight="bold" style:font-weight-asian="bold" style:font-weight-complex="bold"/>
    </style:style>
    <style:style style:name="P10" style:family="paragraph">
      <loext:graphic-properties draw:fill="none"/>
      <style:text-properties fo:color="#000000" loext:opacity="100%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none" draw:fill-color="#ff4000"/>
      <style:paragraph-properties fo:text-align="center"/>
    </style:style>
    <style:style style:name="P13" style:family="paragraph">
      <loext:graphic-properties draw:fill-color="#ff4000"/>
      <style:paragraph-properties fo:text-align="center"/>
    </style:style>
    <style:style style:name="P14" style:family="paragraph">
      <loext:graphic-properties draw:fill="none"/>
      <style:text-properties fo:color="#000000" loext:opacity="100%" style:text-underline-style="solid" style:text-underline-width="auto" style:text-underline-color="font-color" fo:font-weight="bold" style:font-weight-asian="bold" style:font-weight-complex="bold"/>
    </style:style>
    <style:style style:name="P15" style:family="paragraph">
      <style:paragraph-properties fo:margin-top="0.42cm" fo:margin-bottom="0.35cm" fo:text-align="start"/>
    </style:style>
    <style:style style:name="P16" style:family="paragraph">
      <loext:graphic-properties draw:fill="none" draw:fill-color="#ffffff"/>
      <style:paragraph-properties fo:margin-top="0.42cm" fo:margin-bottom="0.35cm" fo:text-align="start"/>
      <style:text-properties fo:font-size="10pt" fo:font-weight="bold" style:font-size-asian="10pt" style:font-weight-asian="bold" style:font-size-complex="10pt" style:font-weight-complex="bold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color="#000000" loext:opacity="100%" fo:font-size="10pt" style:font-size-asian="10pt" style:font-size-complex="10pt"/>
    </style:style>
    <style:style style:name="P19" style:family="paragraph">
      <loext:graphic-properties draw:fill="solid" draw:fill-color="#729fcf"/>
      <style:paragraph-properties fo:text-align="center"/>
    </style:style>
    <style:style style:name="P20" style:family="paragraph">
      <loext:graphic-properties draw:fill="none"/>
      <style:text-properties fo:color="#000000" loext:opacity="100%" fo:font-weight="bold" style:font-weight-asian="bold" style:font-weight-complex="bold"/>
    </style:style>
    <style:style style:name="P21" style:family="paragraph">
      <style:paragraph-properties fo:text-align="center"/>
    </style:style>
    <style:style style:name="P22" style:family="paragraph">
      <loext:graphic-properties draw:fill="none"/>
      <style:paragraph-properties fo:text-align="center"/>
      <style:text-properties fo:color="#000000" loext:opacity="100%"/>
    </style:style>
    <style:style style:name="P23" style:family="paragraph">
      <loext:graphic-properties draw:fill="none"/>
      <style:paragraph-properties fo:margin-top="0.4cm" fo:margin-bottom="0.35cm" fo:text-align="center"/>
    </style:style>
    <style:style style:name="P24" style:family="paragraph">
      <style:paragraph-properties fo:margin-left="0cm" fo:margin-right="0cm" fo:margin-top="0.3cm" fo:margin-bottom="0.25cm" fo:line-height="100%" fo:text-align="center" fo:text-indent="0cm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indent="0cm"/>
      <style:text-properties fo:color="#000000" loext:opacity="100%" fo:font-size="6pt" style:font-size-asian="6pt" style:font-size-complex="6pt"/>
    </style:style>
    <style:style style:name="P26" style:family="paragraph">
      <style:paragraph-properties fo:margin-left="0cm" fo:margin-right="0cm" fo:margin-top="0.42cm" fo:margin-bottom="0.35cm" fo:line-height="100%" fo:text-indent="0cm"/>
    </style:style>
    <style:style style:name="T1" style:family="text">
      <style:text-properties fo:color="#000000" loext:opacity="100%" fo:font-size="6pt"/>
    </style:style>
    <style:style style:name="T2" style:family="text">
      <style:text-properties fo:font-size="8pt" fo:font-weight="bold" style:font-weight-asian="bold" style:font-weight-complex="bold"/>
    </style:style>
    <style:style style:name="T3" style:family="text">
      <style:text-properties fo:color="#000000" loext:opacity="100%" fo:font-size="6pt" style:font-size-asian="6pt" style:font-size-complex="6pt"/>
    </style:style>
    <style:style style:name="T4" style:family="text">
      <style:text-properties fo:color="#000000" loext:opacity="100%" fo:font-size="6pt" fo:font-weight="bold" style:font-weight-asian="bold" style:font-weight-complex="bold"/>
    </style:style>
    <style:style style:name="T5" style:family="text">
      <style:text-properties fo:font-size="8pt" fo:font-weight="bold" style:font-size-asian="10pt" style:font-weight-asian="bold" style:font-size-complex="10pt" style:font-weight-complex="bold"/>
    </style:style>
    <style:style style:name="T6" style:family="text">
      <style:text-properties fo:color="#000000" loext:opacity="100%" fo:font-size="6pt" style:font-size-asian="10pt" style:font-size-complex="1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v1" draw:style-name="dp1" draw:master-page-name="Default">
        <draw:line draw:style-name="gr1" draw:text-style-name="P1" draw:layer="layout" svg:x1="1.25cm" svg:y1="4.819cm" svg:x2="7.25cm" svg:y2="4.819cm">
          <text:p/>
        </draw:line>
        <draw:frame draw:style-name="gr2" draw:text-style-name="P3" draw:layer="layout" svg:width="5.25cm" svg:height="0.5cm" svg:x="3.05cm" svg:y="4.319cm">
          <draw:text-box>
            <text:p text:style-name="P2"><text:span text:style-name="T1">rx_sample_nr</text:span></text:p>
          </draw:text-box>
        </draw:frame>
        <draw:line draw:style-name="gr3" draw:text-style-name="P1" draw:layer="layout" svg:x1="9.25cm" svg:y1="4.819cm" svg:x2="10.75cm" svg:y2="4.819cm">
          <text:p/>
        </draw:line>
        <draw:custom-shape draw:style-name="gr4" draw:text-style-name="P4" draw:layer="layout" svg:width="2cm" svg:height="2cm" svg:x="20.75cm" svg:y="7.8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cm" svg:height="2cm" svg:x="3.25cm" svg:y="7.8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cm" svg:height="2cm" svg:x="8.25cm" svg:y="7.8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cm" svg:height="2cm" svg:x="8.75cm" svg:y="4.069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.25cm" svg:y1="8.319cm" svg:x2="3.25cm" svg:y2="8.319cm">
          <text:p/>
        </draw:line>
        <draw:custom-shape draw:style-name="gr8" draw:text-style-name="P5" draw:layer="layout" svg:width="1cm" svg:height="2cm" svg:x="7.25cm" svg:y="7.81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4cm" svg:height="12.75cm" svg:x="1.25cm" svg:y="1.819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.593cm" svg:height="0.569cm" svg:x="1.25cm" svg:y="1.25cm">
          <draw:text-box>
            <text:p text:style-name="P8"><text:span text:style-name="T2">tx_path_top</text:span></text:p>
          </draw:text-box>
        </draw:frame>
        <draw:frame draw:style-name="gr11" draw:text-style-name="P10" draw:layer="layout" svg:width="2.25cm" svg:height="0.727cm" svg:x="1.25cm" svg:y="7.829cm">
          <draw:text-box>
            <text:p><text:span text:style-name="T1">s_axis_iqpacket</text:span></text:p>
          </draw:text-box>
        </draw:frame>
        <draw:line draw:style-name="gr12" draw:text-style-name="P1" draw:layer="layout" svg:x1="1.25cm" svg:y1="11.819cm" svg:x2="21.75cm" svg:y2="11.819cm">
          <text:p/>
        </draw:line>
        <draw:line draw:style-name="gr13" draw:text-style-name="P1" draw:layer="layout" svg:x1="8.25cm" svg:y1="11.819cm" svg:x2="8.25cm" svg:y2="9.819cm">
          <text:p/>
        </draw:line>
        <draw:frame draw:style-name="gr14" draw:text-style-name="P3" draw:layer="layout" svg:width="3.5cm" svg:height="0.727cm" svg:x="1.25cm" svg:y="11.319cm">
          <draw:text-box>
            <text:p text:style-name="P2"><text:span text:style-name="T3">reset_n</text:span></text:p>
          </draw:text-box>
        </draw:frame>
        <draw:custom-shape draw:style-name="gr15" draw:text-style-name="P11" draw:layer="layout" svg:width="0.113cm" svg:height="0.109cm" svg:x="8.21cm" svg:y="11.7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1cm" svg:height="0.5cm" svg:x="1.75cm" svg:y="15.31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0.5cm" svg:x="1.75cm" svg:y="16.069cm">
          <text:p/>
          <draw:enhanced-geometry svg:viewBox="0 0 21600 21600" draw:type="rectangle" draw:enhanced-path="M 0 0 L 21600 0 21600 21600 0 21600 0 0 Z N"/>
        </draw:custom-shape>
        <draw:frame draw:style-name="gr18" draw:text-style-name="P10" draw:layer="layout" svg:width="3.657cm" svg:height="0.489cm" svg:x="2.843cm" svg:y="15.319cm">
          <draw:text-box>
            <text:p text:style-name="P2"><text:span text:style-name="T1">s_axis_iqpacket_aclk</text:span></text:p>
          </draw:text-box>
        </draw:frame>
        <draw:frame draw:style-name="gr19" draw:text-style-name="P10" draw:layer="layout" svg:width="3.657cm" svg:height="0.5cm" svg:x="2.843cm" svg:y="16.069cm">
          <draw:text-box>
            <text:p text:style-name="P2"><text:span text:style-name="T1">m_axis_iqsample_aclk</text:span></text:p>
          </draw:text-box>
        </draw:frame>
        <draw:custom-shape draw:style-name="gr20" draw:text-style-name="P12" draw:layer="layout" svg:width="2cm" svg:height="2cm" svg:x="3.25cm" svg:y="7.819cm">
          <text:p/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2.708cm" svg:height="0.569cm" svg:x="11.292cm" svg:y="7.25cm">
          <draw:text-box>
            <text:p text:style-name="P8"><text:span text:style-name="T2">pct2data_buf_rd</text:span></text:p>
          </draw:text-box>
        </draw:frame>
        <draw:custom-shape draw:style-name="gr22" draw:text-style-name="P13" draw:layer="layout" svg:width="1cm" svg:height="0.5cm" svg:x="7.75cm" svg:y="15.319cm">
          <text:p/>
          <draw:enhanced-geometry svg:viewBox="0 0 21600 21600" draw:type="rectangle" draw:enhanced-path="M 0 0 L 21600 0 21600 21600 0 21600 0 0 Z N"/>
        </draw:custom-shape>
        <draw:frame draw:style-name="gr18" draw:text-style-name="P10" draw:layer="layout" svg:width="3.657cm" svg:height="0.489cm" svg:x="8.743cm" svg:y="15.319cm">
          <draw:text-box>
            <text:p><text:span text:style-name="T1">rx_clk</text:span></text:p>
          </draw:text-box>
        </draw:frame>
        <draw:line draw:style-name="gr13" draw:text-style-name="P1" draw:layer="layout" svg:x1="4.25cm" svg:y1="11.819cm" svg:x2="4.25cm" svg:y2="9.819cm">
          <text:p/>
        </draw:line>
        <draw:custom-shape draw:style-name="gr15" draw:text-style-name="P11" draw:layer="layout" svg:width="0.113cm" svg:height="0.109cm" svg:x="4.196cm" svg:y="11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3.657cm" svg:height="0.5cm" svg:x="1.25cm" svg:y="14.819cm">
          <draw:text-box>
            <text:p><text:span text:style-name="T4">Clock domains:</text:span></text:p>
          </draw:text-box>
        </draw:frame>
        <draw:line draw:style-name="gr1" draw:text-style-name="P1" draw:layer="layout" svg:x1="5.241cm" svg:y1="8.319cm" svg:x2="7.25cm" svg:y2="8.319cm">
          <text:p/>
        </draw:line>
        <draw:line draw:style-name="gr1" draw:text-style-name="P1" draw:layer="layout" svg:x1="22.75cm" svg:y1="8.319cm" svg:x2="25.25cm" svg:y2="8.319cm">
          <text:p/>
        </draw:line>
        <draw:frame draw:style-name="gr23" draw:text-style-name="P16" draw:layer="layout" svg:width="3.072cm" svg:height="0.887cm" svg:x="6.75cm" svg:y="3.319cm">
          <draw:text-box>
            <text:p text:style-name="P15"><text:span text:style-name="T5">rx_sample_nr_cdc </text:span></text:p>
          </draw:text-box>
        </draw:frame>
        <draw:frame draw:style-name="gr11" draw:text-style-name="P18" draw:layer="layout" svg:width="2.6cm" svg:height="0.727cm" svg:x="9.25cm" svg:y="4.342cm">
          <draw:text-box>
            <text:p text:style-name="P17"><text:span text:style-name="T6">rx_sample_nr_reg </text:span></text:p>
          </draw:text-box>
        </draw:frame>
        <draw:frame draw:style-name="gr24" draw:text-style-name="P9" draw:layer="layout" svg:width="3.275cm" svg:height="0.569cm" svg:x="2.975cm" svg:y="7.25cm">
          <draw:text-box>
            <text:p text:style-name="P8"><text:span text:style-name="T2">pct2data_buf_wr</text:span></text:p>
          </draw:text-box>
        </draw:frame>
        <draw:custom-shape draw:style-name="gr25" draw:text-style-name="P19" draw:layer="layout" svg:width="2cm" svg:height="2cm" svg:x="11.75cm" svg:y="7.819cm">
          <text:p/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2.432cm" svg:height="0.569cm" svg:x="7cm" svg:y="7.319cm">
          <draw:text-box>
            <text:p text:style-name="P8"><text:span text:style-name="T2">axis_fifo array</text:span></text:p>
          </draw:text-box>
        </draw:frame>
        <draw:line draw:style-name="gr1" draw:text-style-name="P1" draw:layer="layout" svg:x1="9.25cm" svg:y1="9.319cm" svg:x2="11.75cm" svg:y2="9.319cm">
          <text:p/>
        </draw:line>
        <draw:line draw:style-name="gr1" draw:text-style-name="P1" draw:layer="layout" svg:x1="13.75cm" svg:y1="9.319cm" svg:x2="14.75cm" svg:y2="9.319cm">
          <text:p/>
        </draw:line>
        <draw:custom-shape draw:style-name="gr20" draw:text-style-name="P12" draw:layer="layout" svg:width="2cm" svg:height="2cm" svg:x="20.75cm" svg:y="7.819cm">
          <text:p/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2.627cm" svg:height="0.569cm" svg:x="20.5cm" svg:y="7.25cm">
          <draw:text-box>
            <text:p text:style-name="P8"><text:span text:style-name="T2">sample_unpack</text:span></text:p>
          </draw:text-box>
        </draw:frame>
        <draw:line draw:style-name="gr13" draw:text-style-name="P1" draw:layer="layout" svg:x1="21.773cm" svg:y1="11.819cm" svg:x2="21.773cm" svg:y2="9.819cm">
          <text:p/>
        </draw:line>
        <draw:g draw:style-name="gr28">
          <draw:line draw:style-name="gr13" draw:text-style-name="P1" draw:layer="layout" svg:x1="13cm" svg:y1="11.819cm" svg:x2="13cm" svg:y2="9.819cm">
            <text:p/>
          </draw:line>
          <draw:custom-shape draw:style-name="gr15" draw:text-style-name="P11" draw:layer="layout" svg:width="0.113cm" svg:height="0.109cm" svg:x="12.959cm" svg:y="11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" draw:text-style-name="P20" draw:layer="layout" svg:width="4.25cm" svg:height="0.727cm" svg:x="21cm" svg:y="5.842cm">
          <draw:text-box>
            <text:p><text:span text:style-name="T4">245,76 MHz x 64bit = 1966,08 MB/s</text:span></text:p>
          </draw:text-box>
        </draw:frame>
        <draw:frame draw:style-name="gr11" draw:text-style-name="P20" draw:layer="layout" svg:width="3.75cm" svg:height="0.727cm" svg:x="1.5cm" svg:y="5.842cm">
          <draw:text-box>
            <text:p><text:span text:style-name="T4">125 MHz x 128bit = 2000MB/s</text:span></text:p>
          </draw:text-box>
        </draw:frame>
        <draw:frame draw:style-name="gr29" draw:text-style-name="P10" draw:layer="layout" svg:width="1cm" svg:height="0.965cm" svg:x="5.75cm" svg:y="8.069cm">
          <draw:text-box>
            <text:p><text:span text:style-name="T1"><text:s text:c="2"/></text:span><text:span text:style-name="T1">/</text:span></text:p>
            <text:p><text:span text:style-name="T1">128</text:span></text:p>
          </draw:text-box>
        </draw:frame>
        <draw:frame draw:style-name="gr29" draw:text-style-name="P10" draw:layer="layout" svg:width="1cm" svg:height="0.965cm" svg:x="1.75cm" svg:y="8.092cm">
          <draw:text-box>
            <text:p><text:span text:style-name="T1"><text:s text:c="2"/></text:span><text:span text:style-name="T1">/</text:span></text:p>
            <text:p><text:span text:style-name="T1">128</text:span></text:p>
          </draw:text-box>
        </draw:frame>
        <draw:frame draw:style-name="gr29" draw:text-style-name="P10" draw:layer="layout" svg:width="1cm" svg:height="0.965cm" svg:x="10.5cm" svg:y="9.069cm">
          <draw:text-box>
            <text:p><text:span text:style-name="T1"><text:s text:c="2"/></text:span><text:span text:style-name="T1">/</text:span></text:p>
            <text:p><text:span text:style-name="T1">128</text:span></text:p>
          </draw:text-box>
        </draw:frame>
        <draw:frame draw:style-name="gr29" draw:text-style-name="P22" draw:layer="layout" svg:width="1cm" svg:height="0.965cm" svg:x="13.75cm" svg:y="9.069cm">
          <draw:text-box>
            <text:p text:style-name="P21"><text:span text:style-name="T1"><text:s text:c="2"/></text:span><text:span text:style-name="T1">/</text:span></text:p>
            <text:p text:style-name="P21"><text:span text:style-name="T1">128</text:span></text:p>
          </draw:text-box>
        </draw:frame>
        <draw:frame draw:style-name="gr29" draw:text-style-name="P22" draw:layer="layout" svg:width="1cm" svg:height="0.965cm" svg:x="23.25cm" svg:y="8.069cm">
          <draw:text-box>
            <text:p text:style-name="P21"><text:span text:style-name="T1"><text:s text:c="2"/></text:span><text:span text:style-name="T1">/</text:span></text:p>
            <text:p text:style-name="P21"><text:span text:style-name="T1">64</text:span></text:p>
          </draw:text-box>
        </draw:frame>
        <draw:custom-shape draw:style-name="gr30" draw:text-style-name="P4" draw:layer="layout" svg:width="1cm" svg:height="2cm" svg:x="8.25cm" svg:y="3.81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cm" svg:height="2cm" svg:x="7.25cm" svg:y="3.81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cm" svg:height="2cm" svg:x="7.25cm" svg:y="3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1" draw:layer="layout" svg:x1="8.25cm" svg:y1="3.819cm" svg:x2="8.25cm" svg:y2="5.819cm">
          <text:p/>
        </draw:line>
        <draw:custom-shape draw:style-name="gr30" draw:text-style-name="P4" draw:layer="layout" svg:width="1cm" svg:height="2cm" svg:x="8.25cm" svg:y="7.819cm">
          <text:p/>
          <draw:enhanced-geometry svg:viewBox="0 0 21600 21600" draw:type="rectangle" draw:enhanced-path="M 0 0 L 21600 0 21600 21600 0 21600 0 0 Z N"/>
        </draw:custom-shape>
        <draw:g draw:style-name="gr28">
          <draw:custom-shape draw:style-name="gr20" draw:text-style-name="P12" draw:layer="layout" svg:width="2cm" svg:height="2cm" svg:x="7.25cm" svg:y="7.819cm">
            <text:p/>
            <draw:enhanced-geometry svg:viewBox="0 0 21600 21600" draw:type="rectangle" draw:enhanced-path="M 0 0 L 21600 0 21600 21600 0 21600 0 0 Z N"/>
          </draw:custom-shape>
          <draw:line draw:style-name="gr32" draw:text-style-name="P1" draw:layer="layout" svg:x1="8.25cm" svg:y1="7.819cm" svg:x2="8.25cm" svg:y2="9.819cm">
            <text:p/>
          </draw:line>
        </draw:g>
        <draw:line draw:style-name="gr3" draw:text-style-name="P1" draw:layer="layout" svg:x1="10.75cm" svg:y1="4.819cm" svg:x2="10.75cm" svg:y2="8.319cm">
          <text:p/>
        </draw:line>
        <draw:line draw:style-name="gr1" draw:text-style-name="P1" draw:layer="layout" svg:x1="10.75cm" svg:y1="8.319cm" svg:x2="11.75cm" svg:y2="8.319cm">
          <text:p/>
        </draw:line>
        <draw:line draw:style-name="gr12" draw:text-style-name="P1" draw:layer="layout" svg:x1="12.5cm" svg:y1="10.819cm" svg:x2="12.5cm" svg:y2="9.819cm">
          <text:p/>
        </draw:line>
        <draw:line draw:style-name="gr33" draw:text-style-name="P23" draw:layer="layout" svg:x1="8.75cm" svg:y1="10.819cm" svg:x2="12.5cm" svg:y2="10.819cm">
          <text:p/>
        </draw:line>
        <draw:line draw:style-name="gr34" draw:text-style-name="P1" draw:layer="layout" svg:x1="8.75cm" svg:y1="9.819cm" svg:x2="8.75cm" svg:y2="10.819cm">
          <text:p/>
        </draw:line>
        <draw:frame draw:style-name="gr35" draw:text-style-name="P25" draw:layer="layout" svg:width="3.5cm" svg:height="0.727cm" svg:x="9cm" svg:y="10.342cm">
          <draw:text-box>
            <text:p text:style-name="P24"><text:span text:style-name="T7">p2d_rd_s_axis_buf_reset_n </text:span></text:p>
          </draw:text-box>
        </draw:frame>
        <draw:frame draw:style-name="gr36" draw:text-style-name="P25" draw:layer="layout" svg:width="3.5cm" svg:height="0.727cm" svg:x="1.25cm" svg:y="12.069cm">
          <draw:text-box>
            <text:p text:style-name="P26"><text:span text:style-name="T3">s_axis_iqpacket_areset_n</text:span></text:p>
          </draw:text-box>
        </draw:frame>
        <draw:frame draw:style-name="gr37" draw:text-style-name="P25" draw:layer="layout" svg:width="3.5cm" svg:height="0.727cm" svg:x="1.25cm" svg:y="13.092cm">
          <draw:text-box>
            <text:p text:style-name="P26"><text:span text:style-name="T3">m_axis_iqsample_areset_n</text:span></text:p>
          </draw:text-box>
        </draw:frame>
        <draw:line draw:style-name="gr12" draw:text-style-name="P1" draw:layer="layout" svg:x1="1.25cm" svg:y1="12.819cm" svg:x2="7.75cm" svg:y2="12.819cm">
          <text:p/>
        </draw:line>
        <draw:line draw:style-name="gr12" draw:text-style-name="P1" draw:layer="layout" svg:x1="1.25cm" svg:y1="13.819cm" svg:x2="22.25cm" svg:y2="13.819cm">
          <text:p/>
        </draw:line>
        <draw:line draw:style-name="gr13" draw:text-style-name="P1" draw:layer="layout" svg:x1="4.75cm" svg:y1="12.819cm" svg:x2="4.75cm" svg:y2="9.819cm">
          <text:p/>
        </draw:line>
        <draw:line draw:style-name="gr13" draw:text-style-name="P1" draw:layer="layout" svg:x1="7.75cm" svg:y1="12.819cm" svg:x2="7.75cm" svg:y2="9.819cm">
          <text:p/>
        </draw:line>
        <draw:line draw:style-name="gr13" draw:text-style-name="P1" draw:layer="layout" svg:x1="22.281cm" svg:y1="13.819cm" svg:x2="22.281cm" svg:y2="9.819cm">
          <text:p/>
        </draw:line>
        <draw:custom-shape draw:style-name="gr15" draw:text-style-name="P11" draw:layer="layout" svg:width="0.113cm" svg:height="0.109cm" svg:x="4.7cm" svg:y="12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8">
          <draw:line draw:style-name="gr13" draw:text-style-name="P1" draw:layer="layout" svg:x1="13.5cm" svg:y1="13.819cm" svg:x2="13.5cm" svg:y2="9.819cm">
            <text:p/>
          </draw:line>
          <draw:custom-shape draw:style-name="gr15" draw:text-style-name="P11" draw:layer="layout" svg:width="0.113cm" svg:height="0.109cm" svg:x="13.442cm" svg:y="13.7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" draw:text-style-name="P10" draw:layer="layout" svg:width="2.25cm" svg:height="0.727cm" svg:x="23cm" svg:y="7.819cm">
          <draw:text-box>
            <text:p><text:span text:style-name="T1">m_axis_iqsample</text:span></text:p>
          </draw:text-box>
        </draw:frame>
        <draw:custom-shape draw:style-name="gr4" draw:text-style-name="P4" draw:layer="layout" svg:width="2cm" svg:height="2cm" svg:x="17.75cm" svg:y="7.8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cm" svg:height="2cm" svg:x="14.75cm" svg:y="7.81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cm" svg:height="2cm" svg:x="14.75cm" svg:y="7.81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cm" svg:height="2cm" svg:x="17.75cm" svg:y="7.819cm">
          <text:p/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3.177cm" svg:height="0.569cm" svg:x="17.323cm" svg:y="7.25cm">
          <draw:text-box>
            <text:p text:style-name="P8"><text:span text:style-name="T2">mini_sample_buffer</text:span></text:p>
          </draw:text-box>
        </draw:frame>
        <draw:frame draw:style-name="gr27" draw:text-style-name="P9" draw:layer="layout" svg:width="2.627cm" svg:height="0.569cm" svg:x="14.5cm" svg:y="7.25cm">
          <draw:text-box>
            <text:p text:style-name="P8"><text:span text:style-name="T2">sample_padder</text:span></text:p>
          </draw:text-box>
        </draw:frame>
        <draw:line draw:style-name="gr1" draw:text-style-name="P1" draw:layer="layout" svg:x1="16.75cm" svg:y1="9.319cm" svg:x2="17.75cm" svg:y2="9.319cm">
          <text:p/>
        </draw:line>
        <draw:line draw:style-name="gr1" draw:text-style-name="P1" draw:layer="layout" svg:x1="19.75cm" svg:y1="9.319cm" svg:x2="20.75cm" svg:y2="9.319cm">
          <text:p/>
        </draw:line>
        <draw:frame draw:style-name="gr29" draw:text-style-name="P22" draw:layer="layout" svg:width="1cm" svg:height="0.965cm" svg:x="16.75cm" svg:y="9.069cm">
          <draw:text-box>
            <text:p text:style-name="P21"><text:span text:style-name="T1"><text:s text:c="2"/></text:span><text:span text:style-name="T1">/</text:span></text:p>
            <text:p text:style-name="P21"><text:span text:style-name="T1">128</text:span></text:p>
          </draw:text-box>
        </draw:frame>
        <draw:frame draw:style-name="gr29" draw:text-style-name="P22" draw:layer="layout" svg:width="1cm" svg:height="0.965cm" svg:x="19.75cm" svg:y="9.069cm">
          <draw:text-box>
            <text:p text:style-name="P21"><text:span text:style-name="T1"><text:s text:c="2"/></text:span><text:span text:style-name="T1">/</text:span></text:p>
            <text:p text:style-name="P21"><text:span text:style-name="T1">128</text:span></text:p>
          </draw:text-box>
        </draw:frame>
        <draw:g draw:style-name="gr28">
          <draw:line draw:style-name="gr13" draw:text-style-name="P1" draw:layer="layout" svg:x1="15.791cm" svg:y1="11.819cm" svg:x2="15.791cm" svg:y2="9.819cm">
            <text:p/>
          </draw:line>
          <draw:custom-shape draw:style-name="gr15" draw:text-style-name="P11" draw:layer="layout" svg:width="0.113cm" svg:height="0.109cm" svg:x="15.75cm" svg:y="11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8">
          <draw:line draw:style-name="gr13" draw:text-style-name="P1" draw:layer="layout" svg:x1="18.817cm" svg:y1="11.819cm" svg:x2="18.817cm" svg:y2="9.819cm">
            <text:p/>
          </draw:line>
          <draw:custom-shape draw:style-name="gr15" draw:text-style-name="P11" draw:layer="layout" svg:width="0.113cm" svg:height="0.109cm" svg:x="18.776cm" svg:y="11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8">
          <draw:line draw:style-name="gr13" draw:text-style-name="P1" draw:layer="layout" svg:x1="16.308cm" svg:y1="13.82cm" svg:x2="16.308cm" svg:y2="9.82cm">
            <text:p/>
          </draw:line>
          <draw:custom-shape draw:style-name="gr15" draw:text-style-name="P11" draw:layer="layout" svg:width="0.113cm" svg:height="0.109cm" svg:x="16.25cm" svg:y="13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8">
          <draw:line draw:style-name="gr13" draw:text-style-name="P1" draw:layer="layout" svg:x1="19.342cm" svg:y1="13.819cm" svg:x2="19.342cm" svg:y2="9.819cm">
            <text:p/>
          </draw:line>
          <draw:custom-shape draw:style-name="gr15" draw:text-style-name="P11" draw:layer="layout" svg:width="0.113cm" svg:height="0.109cm" svg:x="19.284cm" svg:y="13.7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7" draw:display-name="Arrowheads 17" svg:viewBox="0 0 20 13" svg:d="M0 13l10-13 10 13z"/>
    <draw:marker draw:name="Arrowheads_20_2" draw:display-name="Arrowheads 2" svg:viewBox="0 0 20 13" svg:d="M0 13l10-13 10 1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5:13:06.672000000</meta:creation-date>
    <dc:date>2024-09-12T10:01:05.658120955</dc:date>
    <meta:editing-duration>P4DT6H26M32S</meta:editing-duration>
    <meta:editing-cycles>34</meta:editing-cycles>
    <meta:generator>LibreOffice/24.2.5.2$Linux_X86_64 LibreOffice_project/420$Build-2</meta:generator>
    <meta:document-statistic meta:object-count="97"/>
  </office:meta>
</office:document-meta>
</file>